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026f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6ae75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a98c2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7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9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officeooo:rsid="01294b8d"/>
    </style:style>
    <style:style style:name="T27" style:family="text">
      <style:text-properties officeooo:rsid="012ea4e0"/>
    </style:style>
    <style:style style:name="T28" style:family="text">
      <style:text-properties officeooo:rsid="013026ff"/>
    </style:style>
    <style:style style:name="T29" style:family="text">
      <style:text-properties officeooo:rsid="004bad15"/>
    </style:style>
    <style:style style:name="T30" style:family="text">
      <style:text-properties fo:color="#808080" loext:opacity="100%"/>
    </style:style>
    <style:style style:name="T31" style:family="text">
      <style:text-properties officeooo:rsid="00e915b3"/>
    </style:style>
    <style:style style:name="T32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26">(</text:span><text:placeholder text:placeholder-type="text">&lt;item.qty&gt;</text:placeholder> <text:placeholder text:placeholder-type="text">&lt;item.uom_id.name if item.uom_id else ''&gt;</text:placeholder><text:s/><text:span text:style-name="T27">x </text:span><text:span text:style-name="T9"><text:placeholder text:placeholder-type="text">&lt;item.last_cost if item.product_id else item.cost_id.unit_cost&gt;</text:placeholder></text:span><text:span text:style-name="T28">€</text:span><text:span text:style-name="T26">)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3"><text:placeholder text:placeholder-type="text">&lt;item.cost_id.name&gt;</text:placeholder><text:s/><text:span text:style-name="T29">(unit.: </text:span><text:span text:style-name="T29"><text:placeholder text:placeholder-type="text">&lt;item.cost_id.unit_cost&gt;</text:placeholder></text:span><text:span text:style-name="T29">)</text:span></text:p>
          </table:table-cell>
          <table:table-cell table:style-name="Tabella1.B20" table:number-columns-spanned="3" office:value-type="string">
            <text:p text:style-name="P24"><text:placeholder text:placeholder-type="text">&lt;item.product_id.default_code or '/' &gt;</text:placeholder><text:s/><text:span text:style-name="T26">(</text:span><text:placeholder text:placeholder-type="text">&lt;item.qty&gt;</text:placeholder> <text:placeholder text:placeholder-type="text">&lt;item.uom_id.name if item.uom_id else ''&gt;</text:placeholder><text:s/><text:span text:style-name="T27">x </text:span><text:span text:style-name="T9"><text:placeholder text:placeholder-type="text">&lt;item.last_cost if item.product_id else item.cost_id.unit_cost&gt;</text:placeholder></text:span><text:span text:style-name="T28">€</text:span><text:span text:style-name="T26">)</text:span></text:p>
            <text:p text:style-name="P24"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6"/>
          </table:table-cell>
          <table:covered-table-cell/>
          <table:table-cell table:style-name="Tabella1.C24" table:number-columns-spanned="2" office:value-type="string">
            <text:p text:style-name="P27">Costo</text:p>
          </table:table-cell>
          <table:covered-table-cell/>
          <table:table-cell table:style-name="Tabella1.E24" table:number-columns-spanned="3" office:value-type="string">
            <text:p text:style-name="P28"><text:span text:style-name="T30"><text:placeholder text:placeholder-type="text">&lt;('%10.5f' % min).strip()&gt;</text:placeholder></text:span><text:span text:style-name="T30"><text:s/></text:span>- <text:placeholder text:placeholder-type="text">&lt;('%10.5f' % max).strip()&gt;</text:placeholder><text:s/></text:p>
            <text:p text:style-name="P28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9"/>
      <text:p text:style-name="P30"><text:s/><text:placeholder text:placeholder-type="text">&lt;/for&gt;</text:placeholder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8:13:28.088840668</dc:date>
    <meta:editing-duration>P7DT22H30M51S</meta:editing-duration>
    <meta:editing-cycles>909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6" meta:word-count="289" meta:character-count="2473" meta:non-whitespace-character-count="2234"/>
    <meta:user-defined meta:name="Info 1"/>
    <meta:user-defined meta:name="Info 2"/>
    <meta:user-defined meta:name="Info 3"/>
    <meta:user-defined meta:name="Info 4"/>
  </office:meta>
</office:document-meta>
</file>